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25.94cm" svg:height="19.5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5.94720263986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9.525cm" svg:height="1.27cm" svg:x="10.525cm" svg:y="2.27cm">
          <draw:text-box>
            <text:p>Pricelist/Quickinput: Action: </text:p>
          </draw:text-box>
        </draw:frame>
        <draw:rect draw:style-name="gr3" draw:text-style-name="P2" draw:layer="layout" svg:width="7.62cm" svg:height="14.605cm" svg:x="18.545cm" svg:y="4.175cm">
          <text:p text:style-name="P1">Product Data:</text:p>
          <text:p text:style-name="P1">$items[$producttype]</text:p>
          <text:p text:style-name="P1">=array(</text:p>
          <text:p text:style-name="P1"><text:tab/>name</text:p>
          <text:p text:style-name="P1"><text:tab/>description</text:p>
          <text:p text:style-name="P1"><text:tab/>producttypename</text:p>
          <text:p text:style-name="P1"><text:tab/>category1</text:p>
          <text:p text:style-name="P1"><text:tab/>category2</text:p>
          <text:p text:style-name="P1"><text:tab/>category3</text:p>
          <text:p text:style-name="P1"><text:tab/>category4</text:p>
          <text:p text:style-name="P1"><text:tab/>category5</text:p>
          <text:p text:style-name="P1"><text:tab/>category6</text:p>
          <text:p text:style-name="P1"><text:tab/>category7</text:p>
          <text:p text:style-name="P1"><text:tab/>category8</text:p>
          <text:p text:style-name="P1"><text:tab/>category9</text:p>
          <text:p text:style-name="P1"><text:tab/>category10</text:p>
          <text:p text:style-name="P1"><text:tab/>object</text:p>
          <text:p text:style-name="P1"><text:tab/>producttype</text:p>
          <text:p text:style-name="P1"><text:tab/>producttypearray</text:p>
          <text:p text:style-name="P1"><text:tab/>)</text:p>
        </draw:rect>
        <draw:rect draw:style-name="gr3" draw:text-style-name="P2" draw:layer="layout" svg:width="5.715cm" svg:height="5.715cm" svg:x="2.905cm" svg:y="7.985cm">
          <text:p text:style-name="P1">Pricelist Data: </text:p>
          <text:p text:style-name="P1"><text:tab/>Name</text:p>
          <text:p text:style-name="P1"><text:tab/>VendorName</text:p>
          <text:p text:style-name="P1"><text:tab/>Date</text:p>
          <text:p text:style-name="P1"><text:tab/>Object</text:p>
          <text:p text:style-name="P1"><text:tab/>Pricelistform</text:p>
          <text:p text:style-name="P1"><text:tab/></text:p>
        </draw:rect>
        <draw:rect draw:style-name="gr3" draw:text-style-name="P2" draw:layer="layout" svg:width="9.525cm" svg:height="5.08cm" svg:x="1.635cm" svg:y="14.335cm">
          <text:p text:style-name="P2">Quote Data</text:p>
          <text:p text:style-name="P2">$this-&gt;items[productname]</text:p>
          <text:p text:style-name="P2">=array(</text:p>
          <text:p text:style-name="P2">Product</text:p>
          <text:p text:style-name="P2">Buy=array(price,discrate,discamt)</text:p>
          <text:p text:style-name="P2">Sell=array(price,discrate,discamt)</text:p>
          <text:p text:style-name="P2">)</text:p>
        </draw:rect>
        <draw:rect draw:style-name="gr3" draw:text-style-name="P2" draw:layer="layout" svg:width="6.35cm" svg:height="12.7cm" svg:x="11.66cm" svg:y="4.175cm">
          <text:p text:style-name="P2">Producttype Data</text:p>
          <text:p text:style-name="P2">$this-&gt;items[$name]</text:p>
          <text:p text:style-name="P2">=array(</text:p>
          <text:p text:style-name="P2"><text:tab/>name</text:p>
          <text:p text:style-name="P2"><text:tab/>description</text:p>
          <text:p text:style-name="P2"><text:tab/>category1</text:p>
          <text:p text:style-name="P2"><text:tab/>category2</text:p>
          <text:p text:style-name="P2"><text:tab/>category3</text:p>
          <text:p text:style-name="P2"><text:tab/>category4</text:p>
          <text:p text:style-name="P2"><text:tab/>category5</text:p>
          <text:p text:style-name="P2"><text:tab/>category6</text:p>
          <text:p text:style-name="P2"><text:tab/>category7</text:p>
          <text:p text:style-name="P2"><text:tab/>category8</text:p>
          <text:p text:style-name="P2"><text:tab/>category9</text:p>
          <text:p text:style-name="P2"><text:tab/>category10</text:p>
          <text:p text:style-name="P2"><text:tab/>object)</text:p>
        </draw:rect>
        <draw:rect draw:style-name="gr3" draw:text-style-name="P2" draw:layer="layout" svg:width="6.35cm" svg:height="4.445cm" svg:x="2.27cm" svg:y="2.905cm">
          <text:p text:style-name="P2">Action</text:p>
          <text:p text:style-name="P1"><text:tab/>$inputstring</text:p>
          <text:p text:style-name="P1"><text:tab/>$errors</text:p>
          <text:p text:style-name="P1"><text:tab/>$messages</text:p>
        </draw:rect>
        <draw:frame draw:style-name="gr2" draw:layer="layout" svg:width="6.35cm" svg:height="1.27cm" svg:x="18.78cm" svg:y="2.27cm">
          <draw:text-box>
            <text:p>DATA STRUCTURE</text:p>
          </draw:text-box>
        </draw:frame>
      </draw:page>
      <draw:page draw:name="page2" draw:style-name="dp1" draw:master-page-name="Default">
        <draw:frame draw:style-name="gr2" draw:layer="layout" svg:width="9.525cm" svg:height="1.27cm" svg:x="8.619cm" svg:y="1cm">
          <draw:text-box>
            <text:p>Pricelist/Quickinput: Action: </text:p>
          </draw:text-box>
        </draw:frame>
        <draw:frame draw:style-name="gr2" draw:layer="layout" svg:width="6.35cm" svg:height="1.27cm" svg:x="16.875cm" svg:y="1cm">
          <draw:text-box>
            <text:p>Process</text:p>
          </draw:text-box>
        </draw:frame>
        <draw:rect draw:style-name="gr3" draw:text-style-name="P2" draw:layer="layout" svg:width="24.765cm" svg:height="17.685cm" svg:x="1.635cm" svg:y="2.27cm">
          <text:p text:style-name="P2">Action</text:p>
          <text:p text:style-name="P1"><text:s text:c="2"/><text:tab/>case 1: open page, no data (get without id):</text:p>
          <text:p text:style-name="P1"><text:s text:c="2"/><text:tab/><text:tab/>just display empty input text</text:p>
          <text:p text:style-name="P1"><text:s text:c="2"/><text:tab/>case 2: open page, producttype id specified in url (get with id):</text:p>
          <text:p text:style-name="P1"><text:s text:c="2"/><text:tab/><text:tab/>just display input text of specified pricelist</text:p>
          <text:p text:style-name="P1"><text:s text:c="2"/><text:tab/>case 3: post: </text:p>
          <text:p text:style-name="P1"><text:s text:c="2"/><text:tab/><text:tab/>process input text and display </text:p>
          <text:p text:style-name="P1"><text:s text:c="2"/><text:tab/><text:tab/><text:tab/>parse inputstring</text:p>
          <text:p text:style-name="P1"><text:s text:c="2"/><text:tab/><text:tab/><text:tab/>extract pricelist data from inputstring</text:p>
          <text:p text:style-name="P1"><text:s text:c="2"/><text:tab/><text:tab/><text:tab/>extract producttype data from inputstring</text:p>
          <text:p text:style-name="P1"><text:s text:c="2"/><text:tab/><text:tab/><text:tab/>extract product data from inputstring</text:p>
          <text:p text:style-name="P1"><text:s text:c="2"/><text:tab/><text:tab/><text:tab/><text:tab/>extract quote data from inputstring</text:p>
          <text:p text:style-name="P1"/>
          <text:p text:style-name="P1"><text:tab/><text:tab/><text:tab/><text:tab/>if save button is clicked</text:p>
          <text:p text:style-name="P1"><text:tab/><text:tab/><text:tab/><text:tab/><text:tab/>save pricelist data</text:p>
          <text:p text:style-name="P1"><text:tab/><text:tab/><text:tab/><text:tab/><text:tab/>save producttype data</text:p>
          <text:p text:style-name="P1"><text:tab/><text:tab/><text:tab/><text:tab/><text:tab/>save product data</text:p>
          <text:p text:style-name="P1"><text:tab/><text:tab/><text:tab/><text:tab/><text:tab/><text:tab/>extract quote data</text:p>
          <text:p text:style-name="P1"/>
          <text:p text:style-name="P1"><text:s text:c="2"/><text:tab/><text:tab/><text:tab/>output new pricelist inputstring</text:p>
          <text:p text:style-name="P1"><text:s text:c="2"/><text:tab/><text:tab/><text:tab/>output new producttype data inputstring</text:p>
          <text:p text:style-name="P1"><text:s text:c="2"/><text:tab/><text:tab/><text:tab/>output new product data inputstring</text:p>
          <text:p text:style-name="P1"><text:s text:c="2"/><text:tab/><text:tab/><text:tab/><text:tab/>output new quote data inputstring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0-12-06T14:32:25</dc:date>
    <dc:creator>Jasper Tomas</dc:creator>
    <meta:editing-duration>PT04H12M33S</meta:editing-duration>
    <meta:editing-cycles>43</meta:editing-cycles>
    <meta:generator>OpenOffice.org/3.2$Win32 OpenOffice.org_project/320m18$Build-9502</meta:generator>
    <meta:document-statistic meta:object-count="11"/>
  </office:meta>
</office:document-meta>
</file>